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53b0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166d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66d7" officeooo:paragraph-rsid="00193fd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93fd4" officeooo:paragraph-rsid="00193fd4" style:font-size-asian="14pt" style:font-weight-asian="normal" style:font-size-complex="14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66d7" officeooo:paragraph-rsid="001166d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93fd4" officeooo:paragraph-rsid="00196360" style:font-size-asian="14pt" style:font-weight-asian="normal" style:font-size-complex="14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6360" style:font-size-asian="10pt" style:font-size-complex="10pt"/>
    </style:style>
    <style:style style:name="T3" style:family="text">
      <style:text-properties fo:font-size="10pt" officeooo:rsid="001166d7"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166d7" style:font-size-asian="24pt" style:font-size-complex="24pt"/>
    </style:style>
    <style:style style:name="T6" style:family="text">
      <style:text-properties fo:font-size="24pt" officeooo:rsid="00196360" style:font-size-asian="24pt" style:font-size-complex="24pt"/>
    </style:style>
    <style:style style:name="T7" style:family="text">
      <style:text-properties fo:font-size="12pt" officeooo:rsid="001166d7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Plano Perfeito</text:span><text:tab/><text:tab/><text:span text:style-name="T1">Renascer Praise<text:tab/><text:tab/></text:span><text:span text:style-name="T6">[ 38 ]</text:span></text:p>
      <text:p text:style-name="P1">Um plano pra salvar, um pacto pra selar</text:p>
      <text:p text:style-name="P1">Silêncio no céu</text:p>
      <text:p text:style-name="P1">Resgate e salvação encheu seu coração</text:p>
      <text:p text:style-name="P1">Ele nem hesitou</text:p>
      <text:p text:style-name="P1">No palco do amor, o autor anunciou</text:p>
      <text:p text:style-name="P1">A vida e salvação</text:p>
      <text:p text:style-name="P1">Tudo que ele fez foi obedecer</text:p>
      <text:p text:style-name="P1">O plano que Deus escreveu</text:p>
      <text:p text:style-name="P2"/>
      <text:p text:style-name="P2">E quando a minha história parecia ter chegado ao fim</text:p>
      <text:p text:style-name="P2">A sua graça me alcançou</text:p>
      <text:p text:style-name="P2">E quando tudo parecia estar perdido naquela cruz</text:p>
      <text:p text:style-name="P2">O seu sangue me libertou (me libertou)</text:p>
      <text:p text:style-name="P2"/>
      <text:p text:style-name="P2">Jesus, o plano perfeito</text:p>
      <text:p text:style-name="P2">Mistério da graça que me transformou</text:p>
      <text:p text:style-name="P2">O Seu nome é Jesus, nome sobre todos</text:p>
      <text:p text:style-name="P2">Veio pra salvar, ele me salvou!</text:p>
      <text:p text:style-name="P2"/>
      <text:p text:style-name="P4">Eu acredito que esta música Pedro gostaria de ter cantando,</text:p>
      <text:p text:style-name="P4">ter louvado na Galiléia pra ele foi destinado uma morte de cruz,</text:p>
      <text:p text:style-name="P4">mas quando o coloram na cruz ele disse não.</text:p>
      <text:p text:style-name="P4">Faz o seguinte inverte eu não sou digno de</text:p>
      <text:p text:style-name="P4">morrer igual ao meu Senhor, vocês não estão entendendo o que aconteceu comigo, eu era um pescador, eu era uma pessoa</text:p>
      <text:p text:style-name="P4">que morava na beira da praia, eu não tinha futuro,</text:p>
      <text:p text:style-name="P4">uma pessoa que não tinha esperança,eu era uma pessoa</text:p>
      <text:p text:style-name="P4">que não valia nada, Ele me salvou, me salvou enclusive do</text:p>
      <text:p text:style-name="P4">poder desta morte, do poder dessa tortura, eu sou salvo!</text:p>
      <text:p text:style-name="P4">Por favor invertam essa cruz, vocês não sabem mas</text:p>
      <text:p text:style-name="P4">Ele me salvou , eu sou livre…</text:p>
      <text:p text:style-name="P4">Ele me salvou Jesus o filho de Deus que tira o pecado do mundo,</text:p>
      <text:p text:style-name="P6">Ele pagou o preço da minha salvação JESUS</text:p>
      <text:p text:style-name="P6"><text:span text:style-name="T5">Plano Perfeito</text:span><text:span text:style-name="T7"><text:tab/><text:tab/></text:span><text:span text:style-name="T3">Renascer Praise<text:tab/><text:tab/></text:span><text:span text:style-name="T6">[ 38 ]</text:span></text:p>
      <text:p text:style-name="P3">Um plano pra salvar, um pacto pra selar</text:p>
      <text:p text:style-name="P3">Silêncio no céu</text:p>
      <text:p text:style-name="P3">Resgate e salvação encheu seu coração</text:p>
      <text:p text:style-name="P3">Ele nem hesitou</text:p>
      <text:p text:style-name="P3">No palco do amor, o autor anunciou</text:p>
      <text:p text:style-name="P3">A vida e salvação</text:p>
      <text:p text:style-name="P3">Tudo que ele fez foi obedecer</text:p>
      <text:p text:style-name="P3">O plano que Deus escreveu</text:p>
      <text:p text:style-name="P3"/>
      <text:p text:style-name="P3">E quando a minha história parecia ter chegado ao fim</text:p>
      <text:p text:style-name="P3">A sua graça me alcançou</text:p>
      <text:p text:style-name="P3">E quando tudo parecia estar perdido naquela cruz</text:p>
      <text:p text:style-name="P3">O seu sangue me libertou (me libertou)</text:p>
      <text:p text:style-name="P3"/>
      <text:p text:style-name="P3">Jesus, o plano perfeito</text:p>
      <text:p text:style-name="P3">Mistério da graça que me transformou</text:p>
      <text:p text:style-name="P3">O Seu nome é Jesus, nome sobre todos</text:p>
      <text:p text:style-name="P3">Veio pra salvar, ele me salvou!</text:p>
      <text:p text:style-name="P3"/>
      <text:p text:style-name="P4">Eu acredito que esta música Pedro gostaria de ter cantando,</text:p>
      <text:p text:style-name="P4">ter louvado na Galiléia pra ele foi destinado uma morte de cruz,</text:p>
      <text:p text:style-name="P4">mas quando o coloram na cruz ele disse não.</text:p>
      <text:p text:style-name="P4">Faz o seguinte inverte eu não sou digno de</text:p>
      <text:p text:style-name="P4">morrer igual ao meu Senhor, vocês não estão entendendo o que aconteceu comigo, eu era um pescador, eu era uma pessoa</text:p>
      <text:p text:style-name="P4">que morava na beira da praia, eu não tinha futuro,</text:p>
      <text:p text:style-name="P4">uma pessoa que não tinha esperança,eu era uma pessoa</text:p>
      <text:p text:style-name="P4">que não valia nada, Ele me salvou, me salvou enclusive do</text:p>
      <text:p text:style-name="P4">poder desta morte, do poder dessa tortura, eu sou salvo!</text:p>
      <text:p text:style-name="P4">Por favor invertam essa cruz, vocês não sabem mas</text:p>
      <text:p text:style-name="P4">Ele me salvou , eu sou livre…</text:p>
      <text:p text:style-name="P4">Ele me salvou Jesus o filho de Deus que tira o pecado do mundo,</text:p>
      <text:p text:style-name="P4">Ele pagou o preço da minha salvação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6:03.957586287</dc:date>
    <meta:editing-cycles>20</meta:editing-cycles>
    <meta:editing-duration>PT37M21S</meta:editing-duration>
    <meta:generator>LibreOffice/5.2.5.1$Linux_X86_64 LibreOffice_project/20m0$Build-1</meta:generator>
    <meta:print-date>2017-01-21T12:55:06.571147926</meta:print-date>
    <meta:document-statistic meta:table-count="0" meta:image-count="0" meta:object-count="0" meta:page-count="1" meta:paragraph-count="60" meta:word-count="484" meta:character-count="2516" meta:non-whitespace-character-count="2088"/>
  </office:meta>
</office:document-meta>
</file>